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8cm" draw:marker-end-width="0.238cm" draw:fill="solid" draw:fill-color="#ffffff" draw:textarea-vertical-align="middl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000000" draw:marker-start-width="0.238cm" draw:marker-end-width="0.238cm" draw:fill="solid" draw:fill-color="#ffffff" draw:textarea-vertical-align="middle" fo:padding-top="0.138cm" fo:padding-bottom="0.138cm" fo:padding-left="0.263cm" fo:padding-right="0.263cm"/>
    </style:style>
    <style:style style:name="gr3" style:family="graphic" style:parent-style-name="objectwithoutfill">
      <style:graphic-properties svg:stroke-width="0.035cm" draw:marker-start="Circle" draw:marker-start-width="0.253cm" draw:marker-start-center="true" draw:marker-end="Arrow" draw:marker-end-width="0.25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draw:marker-start="Circle" draw:marker-start-width="0.253cm" draw:marker-start-center="true" draw:marker-end="Arrow" draw:marker-end-width="0.253cm" draw:marker-end-center="false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0.2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5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4.8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5.47cm"/>
    </style:style>
    <style:style style:name="P1" style:family="paragraph">
      <style:paragraph-properties fo:text-align="center"/>
      <style:text-properties style:font-name="Cambria" fo:font-size="18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style:font-name="Cambria"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Cambria1" fo:font-size="12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style:font-name="Cambria1" fo:font-size="12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Cambria" fo:font-size="18pt" style:font-size-asian="18pt" style:font-size-complex="18pt"/>
    </style:style>
    <style:style style:name="P7" style:family="paragraph">
      <style:text-properties style:font-name="Cambria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Cambria" fo:font-size="15pt" style:font-size-asian="15pt" style:font-size-complex="15pt"/>
    </style:style>
    <style:style style:name="T1" style:family="text">
      <style:text-properties style:font-name="Cambria1" fo:font-size="18pt" style:font-size-asian="18pt" style:font-size-complex="18pt"/>
    </style:style>
    <style:style style:name="T2" style:family="text">
      <style:text-properties style:font-name="Cambria"/>
    </style:style>
    <style:style style:name="T3" style:family="text">
      <style:text-properties style:font-name="Cambria" fo:font-size="18pt" style:font-size-asian="18pt" style:font-size-complex="18pt"/>
    </style:style>
    <style:style style:name="T4" style:family="text">
      <style:text-properties style:font-name="Cambria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613cm" svg:height="2.207cm" svg:x="1.798cm" svg:y="1.124cm">
            <text:p text:style-name="P1"><text:span text:style-name="T1">0</text:span></text:p>
          </draw:rect>
          <draw:rect draw:style-name="gr2" draw:text-style-name="P2" draw:layer="layout" svg:width="1.613cm" svg:height="0.484cm" svg:x="1.798cm" svg:y="0.644cm">
            <text:p/>
          </draw:rect>
        </draw:g>
        <draw:g>
          <draw:rect draw:style-name="gr1" draw:text-style-name="P2" draw:layer="layout" svg:width="1.613cm" svg:height="2.207cm" svg:x="4.342cm" svg:y="1.712cm">
            <text:p text:style-name="P1"><text:span text:style-name="T1">1</text:span></text:p>
          </draw:rect>
          <draw:rect draw:style-name="gr2" draw:text-style-name="P2" draw:layer="layout" svg:width="1.613cm" svg:height="0.484cm" svg:x="4.342cm" svg:y="1.232cm">
            <text:p/>
          </draw:rect>
        </draw:g>
        <draw:g>
          <draw:rect draw:style-name="gr1" draw:text-style-name="P2" draw:layer="layout" svg:width="1.613cm" svg:height="2.207cm" svg:x="6.874cm" svg:y="2.3cm">
            <text:p text:style-name="P1"><text:span text:style-name="T1">2</text:span></text:p>
          </draw:rect>
          <draw:rect draw:style-name="gr2" draw:text-style-name="P2" draw:layer="layout" svg:width="1.613cm" svg:height="0.484cm" svg:x="6.874cm" svg:y="1.82cm">
            <text:p/>
          </draw:rect>
        </draw:g>
        <draw:path draw:style-name="gr3" draw:text-style-name="P3" draw:layer="layout" svg:width="1.686cm" svg:height="0.367cm" svg:x="2.602cm" svg:y="0.912cm" svg:viewBox="0 0 1687 368" svg:d="M0 0c1292 0 633 304 1238 348s423 0 423 0">
          <text:p/>
        </draw:path>
        <draw:path draw:style-name="gr3" draw:text-style-name="P3" draw:layer="layout" svg:width="1.686cm" svg:height="0.367cm" svg:x="5.162cm" svg:y="1.493cm" svg:viewBox="0 0 1687 368" svg:d="M0 0c1292 0 633 304 1238 348s423 0 423 0">
          <text:p/>
        </draw:path>
        <draw:rect draw:style-name="gr2" draw:text-style-name="P4" draw:layer="layout" svg:width="1.613cm" svg:height="2.207cm" draw:transform="rotate (1.5707963267949) translate (3.405cm 8.245cm)">
          <text:p/>
        </draw:rect>
        <draw:rect draw:style-name="gr2" draw:text-style-name="P4" draw:layer="layout" svg:width="1.613cm" svg:height="0.484cm" draw:transform="rotate (1.5707963267949) translate (1.125cm 8.245cm)">
          <text:p/>
        </draw:rect>
        <draw:rect draw:style-name="gr2" draw:text-style-name="P4" draw:layer="layout" svg:width="1.613cm" svg:height="0.484cm" draw:transform="rotate (1.5707963267949) translate (1.712cm 8.245cm)">
          <text:p/>
        </draw:rect>
        <draw:rect draw:style-name="gr2" draw:text-style-name="P4" draw:layer="layout" svg:width="1.613cm" svg:height="0.484cm" draw:transform="rotate (1.5707963267949) translate (2.299cm 8.245cm)">
          <text:p/>
        </draw:rect>
        <draw:rect draw:style-name="gr2" draw:text-style-name="P4" draw:layer="layout" svg:width="1.613cm" svg:height="2.207cm" draw:transform="rotate (1.5707963267949) translate (5.893cm 8.245cm)">
          <text:p/>
        </draw:rect>
        <draw:rect draw:style-name="gr2" draw:text-style-name="P4" draw:layer="layout" svg:width="1.613cm" svg:height="2.207cm" draw:transform="rotate (1.5707963267949) translate (8.381cm 8.245cm)">
          <text:p/>
        </draw:rect>
        <draw:path draw:style-name="gr4" draw:text-style-name="P3" draw:layer="layout" svg:width="1.412cm" svg:height="0.607cm" draw:transform="rotate (1.55491383060175) translate (1.3366607732639cm 7.39958163215279cm)" svg:viewBox="0 0 1413 608" svg:d="M0 26c274-8 872-18 1146-26 352-10 347 571 39 578-125 10-250 20-375 30">
          <text:p/>
        </draw:path>
        <draw:path draw:style-name="gr4" draw:text-style-name="P3" draw:layer="layout" svg:width="1.423cm" svg:height="0.607cm" draw:transform="rotate (1.58737695468884) translate (1.95328363283083cm 8.82235402412953cm)" svg:viewBox="0 0 1424 608" svg:d="M1424 35c-274-8-883-26-1157-35-351-11-347 570-39 578 125 10 250 20 374 30">
          <text:p/>
        </draw:path>
        <draw:frame draw:style-name="gr5" draw:text-style-name="P6" draw:layer="layout" svg:width="0.853cm" svg:height="0.996cm" svg:x="4.134cm" svg:y="8.789cm">
          <draw:text-box>
            <text:p text:style-name="P5"><text:span text:style-name="T2">0</text:span></text:p>
          </draw:text-box>
        </draw:frame>
        <draw:frame draw:style-name="gr5" draw:text-style-name="P6" draw:layer="layout" svg:width="0.853cm" svg:height="0.996cm" svg:x="6.634cm" svg:y="8.789cm">
          <draw:text-box>
            <text:p text:style-name="P5"><text:span text:style-name="T2">1</text:span></text:p>
          </draw:text-box>
        </draw:frame>
        <draw:frame draw:style-name="gr5" draw:text-style-name="P6" draw:layer="layout" svg:width="0.853cm" svg:height="0.996cm" svg:x="9.134cm" svg:y="8.789cm">
          <draw:text-box>
            <text:p text:style-name="P5"><text:span text:style-name="T2">2</text:span></text:p>
          </draw:text-box>
        </draw:frame>
        <draw:frame draw:style-name="gr6" draw:text-style-name="P6" draw:layer="layout" svg:width="2.394cm" svg:height="0.996cm" svg:x="1.034cm" svg:y="8.789cm">
          <draw:text-box>
            <text:p text:style-name="P5"><text:span text:style-name="T2">0 <text:s text:c="2"/>1 <text:s text:c="2"/>2</text:span></text:p>
          </draw:text-box>
        </draw:frame>
        <draw:frame draw:style-name="gr7" draw:text-style-name="P6" draw:layer="layout" svg:width="5.359cm" svg:height="1.411cm" svg:x="1.637cm" svg:y="4.148cm">
          <draw:text-box>
            <text:p text:style-name="P7">Internal pointers</text:p>
          </draw:text-box>
        </draw:frame>
        <draw:frame draw:style-name="gr8" draw:text-style-name="P8" draw:layer="layout" svg:width="5.97cm" svg:height="1.003cm" svg:x="1.238cm" svg:y="10.049cm">
          <draw:text-box>
            <text:p><text:span text:style-name="T3">External poin</text:span><text:span text:style-name="T4">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2-11-25T23:59:40</meta:creation-date>
    <dc:date>2016-09-01T20:34:45.445252000</dc:date>
    <meta:editing-duration>PT11M57S</meta:editing-duration>
    <meta:editing-cycles>3</meta:editing-cycles>
    <meta:generator>LibreOffice/5.0.4.2$MacOSX_X86_64 LibreOffice_project/2b9802c1994aa0b7dc6079e128979269cf95bc78</meta:generator>
    <meta:document-statistic meta:object-count="25"/>
  </office:meta>
</office:document-meta>
</file>